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8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0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56">
            <text:p>Organisation<text:s/></text:p>
            <text:p>type</text:p>
          </table:table-cell>
          <table:table-cell office:value-type="string" table:number-columns-spanned="1" table:number-rows-spanned="3" table:style-name="ce5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5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7">
            <text:p>Department for International Development</text:p>
          </table:table-cell>
          <table:table-cell office:value-type="float" office:value="79" table:style-name="ce61">
            <text:p>79</text:p>
          </table:table-cell>
          <table:table-cell office:value-type="float" office:value="77.28" table:style-name="ce23">
            <text:p>77.3</text:p>
          </table:table-cell>
          <table:table-cell office:value-type="float" office:value="242" table:style-name="ce64">
            <text:p>242</text:p>
          </table:table-cell>
          <table:table-cell office:value-type="float" office:value="232.20000000000002" table:style-name="ce23">
            <text:p>232.2</text:p>
          </table:table-cell>
          <table:table-cell office:value-type="float" office:value="795" table:style-name="ce77">
            <text:p>795</text:p>
          </table:table-cell>
          <table:table-cell office:value-type="float" office:value="778.70999999999992" table:style-name="ce23">
            <text:p>778.7</text:p>
          </table:table-cell>
          <table:table-cell office:value-type="float" office:value="1485" table:style-name="ce78">
            <text:p>1485</text:p>
          </table:table-cell>
          <table:table-cell office:value-type="float" office:value="1440.0999999999995" table:style-name="ce23">
            <text:p>1,440.1</text:p>
          </table:table-cell>
          <table:table-cell office:value-type="float" office:value="107" table:style-name="ce79">
            <text:p>107</text:p>
          </table:table-cell>
          <table:table-cell office:value-type="float" office:value="104.18" table:style-name="ce80">
            <text:p>104.2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float" office:value="2708" table:style-name="ce6">
            <text:p>2,708</text:p>
          </table:table-cell>
          <table:table-cell office:value-type="float" office:value="2632.4699999999993" table:style-name="ce25">
            <text:p>2,632.5</text:p>
          </table:table-cell>
          <table:table-cell office:value-type="float" office:value="4" table:style-name="ce57">
            <text:p>4</text:p>
          </table:table-cell>
          <table:table-cell office:value-type="float" office:value="4" table:style-name="ce58">
            <text:p>4.0</text:p>
          </table:table-cell>
          <table:table-cell office:value-type="string" table:style-name="ce59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28">
            <text:p>4.0</text:p>
          </table:table-cell>
          <table:table-cell office:value-type="float" office:value="2712" table:style-name="ce8">
            <text:p>2,712</text:p>
          </table:table-cell>
          <table:table-cell office:value-type="float" office:value="2636.4699999999993" table:style-name="ce26">
            <text:p>2,636.5</text:p>
          </table:table-cell>
          <table:table-cell office:value-type="currency" office:value="10644870.25" table:style-name="ce15">
            <text:p>£10,644,870.25</text:p>
          </table:table-cell>
          <table:table-cell office:value-type="currency" office:value="0" table:style-name="ce15">
            <text:p>£0.00</text:p>
          </table:table-cell>
          <table:table-cell office:value-type="currency" office:value="200" table:style-name="ce15">
            <text:p>£200.00</text:p>
          </table:table-cell>
          <table:table-cell office:value-type="currency" office:value="71983.710000000006" table:style-name="ce15">
            <text:p>£71,983.71</text:p>
          </table:table-cell>
          <table:table-cell office:value-type="currency" office:value="2894894.47" table:style-name="ce15">
            <text:p>£2,894,894.47</text:p>
          </table:table-cell>
          <table:table-cell office:value-type="currency" office:value="1010057.81" table:style-name="ce14">
            <text:p>£1,010,057.81</text:p>
          </table:table-cell>
          <table:table-cell office:value-type="currency" office:value="14622006.240000002" table:style-name="ce9">
            <text:p>£14,622,006.24</text:p>
          </table:table-cell>
          <table:table-cell office:value-type="currency" office:value="35938.28" table:style-name="ce15">
            <text:p>£35,938.28</text:p>
          </table:table-cell>
          <table:table-cell office:value-type="string" table:style-name="ce81">
            <text:p>NIL</text:p>
          </table:table-cell>
          <table:table-cell office:value-type="currency" office:value="35938.28" table:style-name="ce10">
            <text:p>£35,938.28</text:p>
          </table:table-cell>
          <table:table-cell office:value-type="currency" office:value="14657944.520000001" table:style-name="ce11">
            <text:p>£14,657,944.52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9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5">
            <text:p>10</text:p>
          </table:table-cell>
          <table:table-cell office:value-type="float" office:value="6" table:style-name="ce76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82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71">
            <text:p>Executive Non-Departmental Public Body</text:p>
          </table:table-cell>
          <table:table-cell office:value-type="string" table:style-name="ce70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5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20-01-13T11:40:30Z</meta:creation-date>
    <dc:date>2020-01-13T11:40:41Z</dc:date>
  </office:meta>
</office:document-meta>
</file>